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list-style-name="L1">
      <style:paragraph-properties fo:text-align="justify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kt POI</text:p>
      <text:p text:style-name="Standard"/>
      <text:p text:style-name="Standard"><text:tab/>Punkt POI z angielskiego punkt zainteresowania (Point Of Interest), jest to termin używany w systemach nawigacji do określenia konkretnej lokalizacji geograficznej. Punkt taki jak sama nazwa wskazuje określa miejsce, które z jakiś powodów czy w konkretnym kontekście może być interesujące. Dla turysty który będzie przyszłym użytkownikiem omawianej aplikacji takim punktem mogą to być zabytki, kina, teatry, generalnie miejsca warte zobaczenia w mieście, jak również użyteczne czyli sklepy, restauracje itd. Pojedynczy punkt opisany musi być co najmniej <text:s/>przez nazwę oraz współrzędne.</text:p>
      <text:p text:style-name="Standard"><text:tab/>W naszym przypadku taki punk poza nazwą oraz współrzędnymi niesie więcej informacji:</text:p>
      <text:p text:style-name="P2">Serwer punktów POI</text:p>
      <text:p text:style-name="Standard"/>
      <text:p text:style-name="Standard"/>
      <text:p text:style-name="P2">Repozytorium punktów PO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7-12T11:35:57.45</meta:creation-date>
    <meta:generator>OpenOffice.org/3.0$Win32 OpenOffice.org_project/300m15$Build-9379</meta:generator>
    <dc:date>2009-07-12T12:29:41.69</dc:date>
    <dc:creator>m d</dc:creator>
    <meta:editing-duration>PT00H51M37S</meta:editing-duration>
    <meta:editing-cycles>11</meta:editing-cycles>
    <meta:document-statistic meta:table-count="0" meta:image-count="0" meta:object-count="0" meta:page-count="3" meta:paragraph-count="5" meta:word-count="100" meta:character-count="721"/>
  </office:meta>
</office:document-meta>
</file>